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3.505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>
          <table:table-column table:style-name="co2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visibility="collapse" table:default-cell-style-name="ce23"/>
        <table:table-column table:style-name="co5" table:visibility="collapse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2.899cm" svg:height="1.799cm" svg:x="10.606cm" svg:y="4.714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2.899cm" svg:height="1.799cm" svg:x="10.606cm" svg:y="5.354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PEDAL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2.899cm" svg:height="3.756cm" svg:x="10.606cm" svg:y="5.994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RELE1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2.899cm" svg:height="3.361cm" svg:x="10.606cm" svg:y="6.635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AMP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7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2.899cm" svg:height="1.799cm" svg:x="10.606cm" svg:y="23.282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2.899cm" svg:height="1.799cm" svg:x="10.606cm" svg:y="25.187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2.899cm" svg:height="1.799cm" svg:x="6.999cm" svg:y="28.404cm" draw:caption-point-x="-0.61cm" draw:caption-point-y="1.51cm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2" table:style-name="ce19" office:value-type="string" calcext:value-type="string">
            <text:p>D2</text:p>
          </table:table-cell>
          <table:table-cell table:style-name="ce31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2" table:style-name="ce19" office:value-type="string" calcext:value-type="string">
            <text:p>D3</text:p>
          </table:table-cell>
          <table:table-cell table:style-name="ce31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ce19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style-name="ce19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table:style-name="ce19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office:value-type="string" calcext:value-type="string">
            <text:p>FMC_NE1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style-name="ce19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style-name="ce19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style-name="ce19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style-name="ce19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style-name="ce19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style-name="ce19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style-name="ce19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0</text:p>
          </table:table-cell>
          <table:table-cell table:style-name="ce19" office:value-type="string" calcext:value-type="string">
            <text:p>BE0</text:p>
          </table:table-cell>
          <table:table-cell table:style-name="ce31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1</text:p>
          </table:table-cell>
          <table:table-cell table:style-name="ce19" office:value-type="string" calcext:value-type="string">
            <text:p>BE1</text:p>
          </table:table-cell>
          <table:table-cell table:style-name="ce31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style-name="ce19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style-name="ce19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style-name="ce19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style-name="ce19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style-name="ce19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style-name="ce19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style-name="ce19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style-name="ce19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style-name="ce19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style-name="ce19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style-name="ce19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style-name="ce19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style-name="ce19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style-name="ce19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style-name="ce19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style-name="ce19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style-name="ce19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style-name="ce19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style-name="ce19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style-name="ce19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style-name="ce19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style-name="ce19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style-name="ce19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style-name="ce19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style-name="ce19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2</text:p>
          </table:table-cell>
          <table:table-cell table:style-name="ce19" office:value-type="string" calcext:value-type="string">
            <text:p>BE2</text:p>
          </table:table-cell>
          <table:table-cell table:style-name="ce31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3</text:p>
          </table:table-cell>
          <table:table-cell table:style-name="ce19" office:value-type="string" calcext:value-type="string">
            <text:p>BE3</text:p>
          </table:table-cell>
          <table:table-cell table:style-name="ce31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2.899cm" svg:height="1.799cm" svg:x="10.606cm" svg:y="98.195cm" draw:caption-point-x="-0.61cm" draw:caption-point-y="1.511cm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2.899cm" svg:height="1.799cm" svg:x="10.606cm" svg:y="98.833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.00.0000</text:date>, <text:time style:data-style-name="N2" text:time-value="13:30:03.7268362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7-23T13:35:16.125966841</dc:date>
    <meta:editing-duration>P1DT7H16M34S</meta:editing-duration>
    <meta:editing-cycles>196</meta:editing-cycles>
    <meta:document-statistic meta:table-count="1" meta:cell-count="953" meta:object-count="0"/>
  </office:meta>
</office:document-meta>
</file>